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51ae8" officeooo:paragraph-rsid="00151ae8"/>
    </style:style>
    <style:style style:name="P2" style:family="paragraph" style:parent-style-name="Standard">
      <style:text-properties officeooo:rsid="00170cb2" officeooo:paragraph-rsid="00170cb2"/>
    </style:style>
    <style:style style:name="P3" style:family="paragraph" style:parent-style-name="Standard">
      <style:text-properties officeooo:rsid="00151ae8" officeooo:paragraph-rsid="00170cb2"/>
    </style:style>
    <style:style style:name="P4" style:family="paragraph" style:parent-style-name="Standard">
      <style:text-properties officeooo:rsid="00176df8" officeooo:paragraph-rsid="00176df8"/>
    </style:style>
    <style:style style:name="P5" style:family="paragraph" style:parent-style-name="Standard">
      <style:text-properties officeooo:rsid="001830e9" officeooo:paragraph-rsid="001830e9"/>
    </style:style>
    <style:style style:name="P6" style:family="paragraph" style:parent-style-name="Standard">
      <style:text-properties officeooo:rsid="0017b029" officeooo:paragraph-rsid="0017b029"/>
    </style:style>
    <style:style style:name="T1" style:family="text">
      <style:text-properties officeooo:rsid="0017b029"/>
    </style:style>
    <style:style style:name="T2" style:family="text">
      <style:text-properties officeooo:rsid="00151ae8"/>
    </style:style>
    <style:style style:name="T3" style:family="text">
      <style:text-properties officeooo:rsid="00176d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устьановки политик удаления записей в индексах:</text:p>
      <text:p text:style-name="P1"/>
      <text:p text:style-name="P1">1. Сначала днлаем политику в Elastic — меню Overview → Index management → Index Lyfecycle policies → Create Policy.</text:p>
      <text:p text:style-name="P1">Называем политику.</text:p>
      <text:p text:style-name="P1">В Hot phase — делаем ограничение на максимальный размер лога — например, 1 Gb</text:p>
      <text:p text:style-name="P1">Warm phase и Cold phase — Отключаем</text:p>
      <text:p text:style-name="P1"/>
      <text:p text:style-name="P1">В Delete phase выставляем количество дней сохранения логов.</text:p>
      <text:p text:style-name="P1">Сохраняем.</text:p>
      <text:p text:style-name="P1"/>
      <text:p text:style-name="P1"/>
      <text:p text:style-name="P1">Делаем новый шаблон для применения сделаннной политики к создаваемым логам.</text:p>
      <text:p text:style-name="P1"/>
      <text:p text:style-name="P1">Index management → Index template → Create template</text:p>
      <text:p text:style-name="P1">Указываем наименование</text:p>
      <text:p text:style-name="P1">В шаблонах индексов → указываем шаблоны сохдаваемых индексов, к которым должна применятся политика. Например, пишем — audit-*, error-*, system-*</text:p>
      <text:p text:style-name="P2">Параметр Data Stream — <text:span text:style-name="T1">не выставляем, иначе будет ошибка сериализации timestamp.</text:span></text:p>
      <text:p text:style-name="P2">Далее по умолчанию, раздел Component ytemplates также, в разделе, сохраняем Index settings — указываем подключаемую политику, выставляем json-параметр:</text:p>
      <text:p text:style-name="P2">{</text:p>
      <text:p text:style-name="P2"><text:s text:c="2"/>"index.lifecycle.name": "<text:span text:style-name="T2">14_days_old_delete</text:span>"</text:p>
      <text:p text:style-name="P2">}</text:p>
      <text:p text:style-name="P3"/>
      <text:p text:style-name="P2">Далее по умолчанию остальные разделы, сохраняем.</text:p>
      <text:p text:style-name="P2"/>
      <text:p text:style-name="P2">Готово, удаляем старые индексы, открываем аукцион, щелкаем по разделам чтобы создались логи.</text:p>
      <text:p text:style-name="P2">Проверяем — открываем меню → ElasticSearch → Index management → разде<text:span text:style-name="T1">л </text:span><text:s/>Indices (если Data Stream не было указано). </text:p>
      <text:p text:style-name="P2">Должен <text:span text:style-name="T1">быть</text:span> индекс, открываем <text:span text:style-name="T3">индекс → <text:s/>Settings → помимо прочих настроек, должно быть что-то вроде:</text:span></text:p>
      <text:p text:style-name="P4"/>
      <text:p text:style-name="P4">"lifecycle": { "name": "14_days_old_delete" }</text:p>
      <text:p text:style-name="P4"/>
      <text:p text:style-name="P5">Либо — должна быть виден раздел «Index lifecycle», в нем подробно описана примененная политика данного индекса.</text:p>
      <text:p text:style-name="P4"/>
      <text:p text:style-name="P6">Все, индекс теперь использует нашу созданную политик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16:18:45.045163701</meta:creation-date>
    <dc:date>2025-10-11T18:48:22.849484627</dc:date>
    <meta:editing-duration>PT14M2S</meta:editing-duration>
    <meta:editing-cycles>4</meta:editing-cycles>
    <meta:generator>LibreOffice/25.8.2.1$Linux_X86_64 LibreOffice_project/580$Build-1</meta:generator>
    <meta:document-statistic meta:table-count="0" meta:image-count="0" meta:object-count="0" meta:page-count="1" meta:paragraph-count="23" meta:word-count="200" meta:character-count="1502" meta:non-whitespace-character-count="1311"/>
  </office:meta>
</office:document-meta>
</file>